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973cm" style:use-optimal-column-width="false"/>
    </style:style>
    <style:style style:name="co2" style:family="table-column">
      <style:table-column-properties style:column-width="1.97cm" style:use-optimal-column-width="false"/>
    </style:style>
    <style:style style:name="co3" style:family="table-column">
      <style:table-column-properties style:column-width="1.209cm" style:use-optimal-column-width="false"/>
    </style:style>
    <style:style style:name="co4" style:family="table-column">
      <style:table-column-properties style:column-width="1.207cm" style:use-optimal-column-width="false"/>
    </style:style>
    <style:style style:name="co5" style:family="table-column">
      <style:table-column-properties style:column-width="1.159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183cm"/>
    </style:style>
    <style:style style:name="ro4" style:family="table-row">
      <style:table-row-properties style:row-height="1.181cm"/>
    </style:style>
    <style:style style:name="ro5" style:family="table-row">
      <style:table-row-properties style:row-height="1.168cm"/>
    </style:style>
    <style:style style:name="ro6" style:family="table-row">
      <style:table-row-properties style:row-height="1.166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915cm" svg:height="5.15cm" svg:x="7.022cm" svg:y="5.882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1</text:p>
              </table:table-cell>
              <table:table-cell>
                <text:p text:style-name="P1">y1</text:p>
              </table:table-cell>
              <table:table-cell>
                <text:p text:style-name="P1">z1</text:p>
              </table:table-cell>
            </table:table-row>
            <table:table-row table:style-name="ro1" table:default-cell-style-name="ce1">
              <table:table-cell>
                <text:p text:style-name="P1">x2</text:p>
              </table:table-cell>
              <table:table-cell>
                <text:p text:style-name="P1">y2</text:p>
              </table:table-cell>
              <table:table-cell>
                <text:p text:style-name="P1">z2</text:p>
              </table:table-cell>
            </table:table-row>
            <table:table-row table:style-name="ro1" table:default-cell-style-name="ce1">
              <table:table-cell>
                <text:p text:style-name="P1">x3</text:p>
              </table:table-cell>
              <table:table-cell>
                <text:p text:style-name="P1">y3</text:p>
              </table:table-cell>
              <table:table-cell>
                <text:p text:style-name="P1">z3</text:p>
              </table:table-cell>
            </table:table-row>
            <table:table-row table:style-name="ro1" table:default-cell-style-name="ce1">
              <table:table-cell>
                <text:p text:style-name="P1">x4</text:p>
              </table:table-cell>
              <table:table-cell>
                <text:p text:style-name="P1">y4</text:p>
              </table:table-cell>
              <table:table-cell>
                <text:p text:style-name="P1">z4</text:p>
              </table:table-cell>
            </table:table-row>
            <table:table-row table:style-name="ro2" table:default-cell-style-name="ce1">
              <table:table-cell>
                <text:p text:style-name="P1">x5</text:p>
              </table:table-cell>
              <table:table-cell>
                <text:p text:style-name="P1">y5</text:p>
              </table:table-cell>
              <table:table-cell>
                <text:p text:style-name="P1">z5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6.042cm" svg:height="5.912cm" svg:x="7.022cm" svg:y="5.882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42cm" svg:height="5.912cm" svg:x="7.023cm" svg:y="5.883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794cm" svg:height="5.837cm" svg:x="15.144cm" svg:y="5.968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5" table:default-cell-style-name="gray1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5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6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15:39:40.013528888</meta:creation-date>
    <dc:date>2019-12-30T16:29:20.621815557</dc:date>
    <meta:editing-duration>PT9M20S</meta:editing-duration>
    <meta:editing-cycles>2</meta:editing-cycles>
    <meta:generator>LibreOffice/6.0.7.3$Linux_X86_64 LibreOffice_project/00m0$Build-3</meta:generator>
    <meta:document-statistic meta:object-count="4"/>
  </office:meta>
</office:document-meta>
</file>